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k a immagini- icone</text:p>
      <text:p text:style-name="Standard">https://drive.google.com/drive/folders/109DzxKB2kCoNtH7IsrMR1h5bksIOi1T1?usp=shar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ele</meta:initial-creator>
    <dc:creator>daniele</dc:creator>
    <meta:editing-cycles>1</meta:editing-cycles>
    <meta:creation-date>2024-11-27T10:16:00</meta:creation-date>
    <dc:date>2024-11-27T10:16:00</dc:date>
    <meta:editing-duration>P0D</meta:editing-duration>
    <meta:generator>LibreOffice/7.1.8.1$Windows_X86_64 LibreOffice_project/e1f30c802c3269a1d052614453f260e49458c82c</meta:generator>
    <meta:document-statistic meta:table-count="0" meta:image-count="0" meta:object-count="0" meta:page-count="1" meta:paragraph-count="2" meta:word-count="5" meta:character-count="106" meta:non-whitespace-character-count="103"/>
    <meta:user-defined meta:name="AppVersion">16.0000</meta:user-defined>
    <meta:user-defined meta:name="ContentTypeId">0x010100D9570A689F05A042A00E959AB3F53052</meta:user-defined>
    <meta:template xlink:type="simple" xlink:actuate="onRequest" xlink:title="Normal" xlink:href=""/>
  </office:meta>
</office:document-meta>
</file>